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ing Ruby warni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w versions of Ruby are more strict and may bark warnings at you.</text:p>
              </text:list-item>
              <text:list-item>
                <text:p>Use Shell: export RUBYOPT="-W0"</text:p>
              </text:list-item>
              <text:list-item>
                <text:p>In production this is not recommended since you may miss important warning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  <text:list-item>
                <text:p><text:span text:style-name="T5">The “require” statement</text:span></text:p>
                <text:p><text:span text:style-name="T5">makes sure puppet will</text:span></text:p>
                <text:p><text:span text:style-name="T5">execute this in the correct</text:span></text:p>
                <text:p><text:span text:style-name="T5">order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onnecting clients and servers</text:p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un the agent on the client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run the client service after installing it:</text:p>
                <text:list>
                  <text:list-item>
                    <text:p>Shell: systemctl start puppet.servi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Resource Abstraction Layer</text:p>
          </draw:text-box>
        </draw:frame>
        <presentation:notes draw:style-name="dp1">
          <draw:page-thumbnail draw:style-name="gr1" draw:layer="layout" svg:width="18.624cm" svg:height="10.476cm" svg:x="1.482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sting all resource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done with:</text:p>
                <text:list>
                  <text:list-item>
                    <text:p>Shell: puppet resource –types</text:p>
                  </text:list-item>
                </text:list>
              </text:list-item>
              <text:list-item>
                <text:p>The more important types:</text:p>
                <text:list>
                  <text:list-item>
                    <text:p>file</text:p>
                  </text:list-item>
                  <text:list-item>
                    <text:p>group</text:p>
                  </text:list-item>
                  <text:list-item>
                    <text:p>host</text:p>
                  </text:list-item>
                  <text:list-item>
                    <text:p>mount</text:p>
                  </text:list-item>
                  <text:list-item>
                    <text:p>package</text:p>
                  </text:list-item>
                  <text:list-item>
                    <text:p>Service</text:p>
                  </text:list-item>
                  <text:list-item>
                    <text:p>tidy</text:p>
                  </text:list-item>
                  <text:list-item>
                    <text:p>user</text:p>
                  </text:list-item>
                </text:list>
              </text:list-item>
              <text:list-item>
                <text:p>You can even create more resource types but that is an advanced topic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he R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lain what the RAL layer i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manifests from existing re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 done with the:</text:p>
                <text:list>
                  <text:list-item>
                    <text:p>Shell: puppet resource type</text:p>
                  </text:list-item>
                </text:list>
                <text:p>or</text:p>
                <text:p>- shell: puppet resource type name</text:p>
                <text:p>command</text:p>
              </text:list-item>
              <text:list-item>
                <text:p>Examples: </text:p>
                <text:list>
                  <text:list-item>
                    <text:p>Shell: puppet resource user $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reating 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aming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y convention is [orgnization-name]-[module-name]</text:p>
              </text:list-item>
              <text:list-item>
                <text:p>This is to avoid collisions between modules made by different organizations.</text:p>
              </text:list-item>
              <text:list-item>
                <text:p>Examples: <text:span text:style-name="T2">meta-javastack, fullstackpuppet-ntp</text:span></text:p>
              </text:list-item>
              <text:list-item>
                <text:p><text:span text:style-name="T3">A module name is important in order to make it public.</text:span></text:p>
              </text:list-item>
              <text:list-item>
                <text:p><text:span text:style-name="T3">A module name should also be identical to the folder name in which you will store it’s cod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 migration to PD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lder puppet versions used:</text:p>
                <text:list>
                  <text:list-item>
                    <text:p>puppet module generate</text:p>
                  </text:list-item>
                </text:list>
              </text:list-item>
              <text:list-item>
                <text:p>Puppet is in transition to using the new PDK – Puppet Development Kit</text:p>
              </text:list-item>
              <text:list-item>
                <text:p>We will use the new PD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stalling the PDK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get https://apt.puppet.com/puppet-tools-release-[codename].deb</text:span></text:p>
              </text:list-item>
              <text:list-item>
                <text:p><text:span text:style-name="T3">sudo dpkg -i puppet-tools-release-[codename].deb</text:span></text:p>
              </text:list-item>
              <text:list-item>
                <text:p><text:span text:style-name="T3">sudo apt-get update </text:span></text:p>
              </text:list-item>
              <text:list-item>
                <text:p><text:span text:style-name="T3">sudo apt-get install pdk</text:span></text:p>
              </text:list-item>
              <text:list-item>
                <text:p><text:span text:style-name="T3">Now you can just run </text:span><text:span text:style-name="T4">pd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oing it the old way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: mkdir modules</text:p>
              </text:list-item>
              <text:list-item>
                <text:p>Shell: cd modules</text:p>
              </text:list-item>
              <text:list-item>
                <text:p>Shell: puppet module generate [module-name]</text:p>
              </text:list-item>
              <text:list-item>
                <text:p>The last command (although deprecatd) will create a folder by the name of [module-name] with all of the infrastructure required for your modul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Using your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want to use your module you must put it somewhere where puppet can find it.</text:p>
              </text:list-item>
              <text:list-item>
                <text:p>Puppet looks for modules in a list of folders called <text:span text:style-name="T1">modulepath</text:span></text:p>
              </text:list-item>
              <text:list-item>
                <text:p><text:span text:style-name="T5">To see the current </text:span><text:span text:style-name="T1">modulepath </text:span><text:span text:style-name="T5">use:</text:span></text:p>
                <text:list>
                  <text:list-item>
                    <text:p><text:span text:style-name="T5">Shell: puppet config print modulepath</text:span></text:p>
                  </text:list-item>
                </text:list>
              </text:list-item>
              <text:list-item>
                <text:p><text:span text:style-name="T5">You can configure you module path in your environment configuration file by adding a line like:</text:span></text:p>
                <text:list>
                  <text:list-item>
                    <text:p><text:span text:style-name="T5">modulepath=/home/mark/git/teaching-puppet/modules</text:span></text:p>
                  </text:list-item>
                </text:list>
                <text:p><text:span text:style-name="T5">Now you can use your modu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ain configuration</text:p>
          </draw:text-box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.con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s your main configuration file.</text:span></text:p>
              </text:list-item>
              <text:list-item>
                <text:p><text:span text:style-name="T5">Almost any setting can be set in puppet.conf</text:span></text:p>
              </text:list-item>
              <text:list-item>
                <text:p><text:span text:style-name="T5">If running as root then it is in:</text:span></text:p>
                <text:list>
                  <text:list-item>
                    <text:p><text:span text:style-name="T10">“</text:span><text:span text:style-name="T10">/etc/puppet/puppet.conf”</text:span></text:p>
                  </text:list-item>
                </text:list>
                <text:p><text:span text:style-name="T11">this file is created and has some configuration when puppet is installed.</text:span></text:p>
              </text:list-item>
              <text:list-item>
                <text:p><text:span text:style-name="T11">If running as user then it is in:</text:span></text:p>
                <text:list>
                  <text:list-item>
                    <text:p><text:span text:style-name="T10">“</text:span><text:span text:style-name="T10">~/.puppet/puppet.conf”</text:span></text:p>
                  </text:list-item>
                </text:list>
                <text:p><text:span text:style-name="T11">this file does not exists by default and needs to be create by you if you want to configure anything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Examples of stuff that can be set in puppet.conf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B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Environments</text:p>
          </draw:text-box>
        </draw:frame>
        <presentation:notes draw:style-name="dp1">
          <draw:page-thumbnail draw:style-name="gr1" draw:layer="layout" svg:width="18.624cm" svg:height="10.476cm" svg:x="1.482cm" svg:y="2.123cm" draw:page-number="4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at are puppet environ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Separate directories on the master, each of which has its own site.pp, modules, everything…</text:span></text:p>
              </text:list-item>
              <text:list-item>
                <text:p><text:span text:style-name="T5">The idea is for changes to be tested in non-production/test environments.</text:span></text:p>
              </text:list-item>
              <text:list-item>
                <text:p><text:span text:style-name="T5">Or simply have more than one environment separate from each other</text:span></text:p>
              </text:list-item>
              <text:list-item>
                <text:p><text:span text:style-name="T5">100% segregated sets of source code, modules, dependencies, etc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ow to know in which environment you 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:</text:p>
                <text:list>
                  <text:list-item>
                    <text:p>Shell: puppet agent --configprint environment</text:p>
                  </text:list-item>
                  <text:list-item>
                    <text:p>Shell: puppet config print environment</text:p>
                  </text:list-item>
                </text:list>
              </text:list-item>
              <text:list-item>
                <text:p>When installing puppet you are automatically placed in an environment called <text:span text:style-name="T1">production</text:span></text:p>
              </text:list-item>
              <text:list-item>
                <text:p><text:span text:style-name="T5">The config file for your environment is:</text:span></text:p>
                <text:list>
                  <text:list-item>
                    <text:p><text:span text:style-name="T5">~/.puppet/etc/code/environments/[envname]/environment.conf</text:span></text:p>
                  </text:list-item>
                </text:list>
              </text:list-item>
              <text:list-item>
                <text:p><text:span text:style-name="T5">The file (or it’s folder) does not exists by default, if you wish to configure your environment you have to it’s folder and the file itself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witch to a new environ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most all puppet commands support a</text:p>
                <text:list>
                  <text:list-item>
                    <text:p>--environment [envname]</text:p>
                  </text:list-item>
                </text:list>
                <text:p>flag.</text:p>
              </text:list-item>
              <text:list-item>
                <text:p>If you want to switch your default environment you can edit</text:p>
                <text:list>
                  <text:list-item>
                    <text:p>~/.puppet/etc/puppet.conf</text:p>
                  </text:list-item>
                </text:list>
                <text:p>and add line like this:</text:p>
                <text:list>
                  <text:list-item>
                    <text:p>environment=test</text:p>
                  </text:list-item>
                </text:list>
              </text:list-item>
              <text:list-item>
                <text:p>Again, if no such file or line exists the default is <text:span text:style-name="T1">produ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9T09:28:48.145537392</dc:date>
    <meta:editing-duration>PT12H50M18S</meta:editing-duration>
    <meta:editing-cycles>86</meta:editing-cycles>
    <meta:generator>LibreOffice/6.4.6.2$Linux_X86_64 LibreOffice_project/40$Build-2</meta:generator>
    <meta:document-statistic meta:object-count="207"/>
  </office:meta>
</office:document-meta>
</file>